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/>
          <table:table-cell office:value-type="string" calcext:value-type="string">
            <text:p>WFTB 03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/>
          <table:table-cell office:value-type="string" calcext:value-type="string">
            <text:p>WFTB 05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/>
          <table:table-cell office:value-type="string" calcext:value-type="string">
            <text:p>EATMD 13-01 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1</text:p>
          </table:table-cell>
          <table:table-cell office:value-type="string" calcext:value-type="string">
            <text:p>Mozart's Horn Conc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2</text:p>
          </table:table-cell>
          <table:table-cell office:value-type="string" calcext:value-type="string">
            <text:p>Trumpet Volunta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4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Pulcinello's Hornpipe / Three Rusty Swor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/>
          <table:table-cell office:value-type="string" calcext:value-type="string">
            <text:p>WFTB 02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/>
          <table:table-cell office:value-type="string" calcext:value-type="string">
            <text:p>WFTB 02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/>
          <table:table-cell office:value-type="string" calcext:value-type="string">
            <text:p>WFTB 05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0</text:p>
          </table:table-cell>
          <table:table-cell office:value-type="string" calcext:value-type="string">
            <text:p>Horses Braw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The Staten Island Ferr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/>
          <table:table-cell office:value-type="string" calcext:value-type="string">
            <text:p>WFTB 04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Kate</text:p>
          </table:table-cell>
          <table:table-cell/>
          <table:table-cell office:value-type="string" calcext:value-type="string">
            <text:p>WFS 13-10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/>
          <table:table-cell office:value-type="string" calcext:value-type="string">
            <text:p>WFTB 02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3"/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4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4"/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4"/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3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3"/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2013-02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WFS 14-04 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office:value-type="string" calcext:value-type="string">
            <text:p>The Curly-Headed Ploughbo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office:value-type="string" calcext:value-type="string">
            <text:p>Davey Davey Nick Nac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Staten Island Ferr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Man In The Mo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number-columns-repeated="1017"/>
        </table:table-row>
        <table:table-row table:style-name="ro4" table:number-rows-repeated="10482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4-04-11T18:37:21.829411957</dc:date>
    <meta:editing-duration>PT6H28M3S</meta:editing-duration>
    <meta:editing-cycles>15</meta:editing-cycles>
    <meta:generator>LibreOffice/4.1.3.2$Linux_X86_64 LibreOffice_project/410m0$Build-2</meta:generator>
    <meta:document-statistic meta:table-count="1" meta:cell-count="1898" meta:object-count="0"/>
    <meta:user-defined meta:name="qrichtext">1</meta:user-defined>
  </office:meta>
</office:document-meta>
</file>